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79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  <style:text-properties fo:font-size="30pt" fo:font-weight="bold" style:font-size-asian="30pt" style:font-weight-asian="bold" style:font-size-complex="30pt" style:font-weight-complex="bold"/>
    </style:style>
    <style:style style:name="ce2" style:family="table-cell" style:parent-style-name="Default">
      <style:text-properties fo:font-size="30pt" fo:font-weight="bold" style:font-size-asian="30pt" style:font-weight-asian="bold" style:font-size-complex="30pt" style:font-weight-complex="bold"/>
    </style:style>
    <style:style style:name="ce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00"/>
      <style:text-properties fo:font-size="30pt" style:font-size-asian="30pt" style:font-size-complex="30pt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60">
      <style:table-cell-properties fo:background-color="#ffff99"/>
    </style:style>
    <style:style style:name="ce8" style:family="table-cell" style:parent-style-name="Default" style:data-style-name="N6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KILL_PRESSURE=False, ns_forceStrongDirichlet=False, mu=1</text:p>
          </table:table-cell>
          <table:table-cell table:style-name="ce5" table:number-columns-repeated="17"/>
        </table:table-row>
        <table:table-row table:style-name="ro1">
          <table:table-cell table:style-name="ce2" office:value-type="string" calcext:value-type="string">
            <text:p>dot(u,n)!=0 (manufactured_solution=1)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NO STABILIZATION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efinement 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he</text:p>
          </table:table-cell>
          <table:table-cell table:style-name="ce4" office:value-type="string" calcext:value-type="string">
            <text:p>u L2</text:p>
          </table:table-cell>
          <table:table-cell/>
          <table:table-cell table:style-name="ce4" office:value-type="string" calcext:value-type="string">
            <text:p>u H1 </text:p>
          </table:table-cell>
          <table:table-cell/>
          <table:table-cell table:style-name="ce4" office:value-type="string" calcext:value-type="string">
            <text:p>v L2 </text:p>
          </table:table-cell>
          <table:table-cell/>
          <table:table-cell table:style-name="ce4" office:value-type="string" calcext:value-type="string">
            <text:p>v H1</text:p>
          </table:table-cell>
          <table:table-cell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0000171028" calcext:value-type="float">
            <text:p>1.71E-005</text:p>
          </table:table-cell>
          <table:table-cell/>
          <table:table-cell table:style-name="ce4" office:value-type="float" office:value="0.00039667" calcext:value-type="float">
            <text:p>0.00039667</text:p>
          </table:table-cell>
          <table:table-cell/>
          <table:table-cell office:value-type="float" office:value="0.0000827956" calcext:value-type="float">
            <text:p>8.28E-005</text:p>
          </table:table-cell>
          <table:table-cell/>
          <table:table-cell table:style-name="ce4" office:value-type="float" office:value="0.000754721" calcext:value-type="float">
            <text:p>0.000754721</text:p>
          </table:table-cell>
          <table:table-cell/>
          <table:table-cell office:value-type="float" office:value="0.00289976" calcext:value-type="float">
            <text:p>0.00289976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5" calcext:value-type="float">
            <text:p>5045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00000265455" calcext:value-type="float">
            <text:p>2.65E-006</text:p>
          </table:table-cell>
          <table:table-cell table:formula="of:=LOG([.D6]/[.D5])/LOG([.C6]/[.C5])" office:value-type="float" office:value="2.19871562420982" calcext:value-type="float">
            <text:p>2.1987156242</text:p>
          </table:table-cell>
          <table:table-cell office:value-type="float" office:value="0.000080583" calcext:value-type="float">
            <text:p>8.06E-005</text:p>
          </table:table-cell>
          <table:table-cell table:formula="of:=LOG([.F6]/[.F5])/LOG([.C6]/[.C5])" office:value-type="float" office:value="1.88105867620693" calcext:value-type="float">
            <text:p>1.8810586762</text:p>
          </table:table-cell>
          <table:table-cell office:value-type="float" office:value="0.0000139981" calcext:value-type="float">
            <text:p>1.40E-005</text:p>
          </table:table-cell>
          <table:table-cell table:formula="of:=LOG([.H6]/[.H5])/LOG([.C6]/[.C5])" office:value-type="float" office:value="2.09779039563783" calcext:value-type="float">
            <text:p>2.0977903956</text:p>
          </table:table-cell>
          <table:table-cell table:style-name="ce7" office:value-type="float" office:value="0.000169569" calcext:value-type="float">
            <text:p>1.70E-004</text:p>
          </table:table-cell>
          <table:table-cell table:formula="of:=LOG([.J6]/[.J5])/LOG([.C6]/[.C5])" office:value-type="float" office:value="1.76217631449793" calcext:value-type="float">
            <text:p>1.7621763145</text:p>
          </table:table-cell>
          <table:table-cell office:value-type="float" office:value="0.0011761" calcext:value-type="float">
            <text:p>0.0011761</text:p>
          </table:table-cell>
          <table:table-cell table:formula="of:=LOG([.L6]/[.L5])/LOG([.C6]/[.C5])" office:value-type="float" office:value="1.06506122257958" calcext:value-type="float">
            <text:p>1.0650612226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18" calcext:value-type="float">
            <text:p>12518</text:p>
          </table:table-cell>
          <table:table-cell office:value-type="float" office:value="0.0227272727273" calcext:value-type="float">
            <text:p>0.0227272727</text:p>
          </table:table-cell>
          <table:table-cell office:value-type="float" office:value="0.000000835052" calcext:value-type="float">
            <text:p>8.35E-007</text:p>
          </table:table-cell>
          <table:table-cell table:formula="of:=LOG([.D7]/[.D6])/LOG([.C7]/[.C6])" office:value-type="float" office:value="2.55879312984622" calcext:value-type="float">
            <text:p>2.5587931298</text:p>
          </table:table-cell>
          <table:table-cell office:value-type="float" office:value="0.0000349701" calcext:value-type="float">
            <text:p>3.50E-005</text:p>
          </table:table-cell>
          <table:table-cell table:formula="of:=LOG([.F7]/[.F6])/LOG([.C7]/[.C6])" office:value-type="float" office:value="1.84695082788386" calcext:value-type="float">
            <text:p>1.8469508279</text:p>
          </table:table-cell>
          <table:table-cell office:value-type="float" office:value="0.00000373483" calcext:value-type="float">
            <text:p>3.73E-006</text:p>
          </table:table-cell>
          <table:table-cell table:formula="of:=LOG([.H7]/[.H6])/LOG([.C7]/[.C6])" office:value-type="float" office:value="2.92314776430327" calcext:value-type="float">
            <text:p>2.9231477643</text:p>
          </table:table-cell>
          <table:table-cell table:style-name="ce7" office:value-type="float" office:value="0.0000737058" calcext:value-type="float">
            <text:p>7.37E-005</text:p>
          </table:table-cell>
          <table:table-cell table:formula="of:=LOG([.J7]/[.J6])/LOG([.C7]/[.C6])" office:value-type="float" office:value="1.84337578018698" calcext:value-type="float">
            <text:p>1.8433757802</text:p>
          </table:table-cell>
          <table:table-cell office:value-type="float" office:value="0.00111317" calcext:value-type="float">
            <text:p>0.00111317</text:p>
          </table:table-cell>
          <table:table-cell table:formula="of:=LOG([.L7]/[.L6])/LOG([.C7]/[.C6])" office:value-type="float" office:value="0.121667895722612" calcext:value-type="float">
            <text:p>0.1216678957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086" calcext:value-type="float">
            <text:p>23086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00229105" calcext:value-type="float">
            <text:p>2.29E-007</text:p>
          </table:table-cell>
          <table:table-cell table:formula="of:=LOG([.D8]/[.D7])/LOG([.C8]/[.C7])" office:value-type="float" office:value="4.16989532194442" calcext:value-type="float">
            <text:p>4.1698953219</text:p>
          </table:table-cell>
          <table:table-cell office:value-type="float" office:value="0.000015285" calcext:value-type="float">
            <text:p>1.53E-005</text:p>
          </table:table-cell>
          <table:table-cell table:formula="of:=LOG([.F8]/[.F7])/LOG([.C8]/[.C7])" office:value-type="float" office:value="2.66841304070365" calcext:value-type="float">
            <text:p>2.6684130407</text:p>
          </table:table-cell>
          <table:table-cell office:value-type="float" office:value="0.000000871319" calcext:value-type="float">
            <text:p>8.71E-007</text:p>
          </table:table-cell>
          <table:table-cell table:formula="of:=LOG([.H8]/[.H7])/LOG([.C8]/[.C7])" office:value-type="float" office:value="4.69265290609397" calcext:value-type="float">
            <text:p>4.6926529061</text:p>
          </table:table-cell>
          <table:table-cell table:style-name="ce7" office:value-type="float" office:value="0.0000294504" calcext:value-type="float">
            <text:p>2.95E-005</text:p>
          </table:table-cell>
          <table:table-cell table:formula="of:=LOG([.J8]/[.J7])/LOG([.C8]/[.C7])" office:value-type="float" office:value="2.95779275922436" calcext:value-type="float">
            <text:p>2.9577927592</text:p>
          </table:table-cell>
          <table:table-cell office:value-type="float" office:value="0.000861648" calcext:value-type="float">
            <text:p>0.000861648</text:p>
          </table:table-cell>
          <table:table-cell table:formula="of:=LOG([.L8]/[.L7])/LOG([.C8]/[.C7])" office:value-type="float" office:value="0.825781640026941" calcext:value-type="float">
            <text:p>0.82578164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SUPG+Shock Capturing 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efinement 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he</text:p>
          </table:table-cell>
          <table:table-cell table:style-name="ce4" office:value-type="string" calcext:value-type="string">
            <text:p>u L2</text:p>
          </table:table-cell>
          <table:table-cell/>
          <table:table-cell table:style-name="ce4" office:value-type="string" calcext:value-type="string">
            <text:p>u H1 </text:p>
          </table:table-cell>
          <table:table-cell/>
          <table:table-cell table:style-name="ce4" office:value-type="string" calcext:value-type="string">
            <text:p>v L2 </text:p>
          </table:table-cell>
          <table:table-cell/>
          <table:table-cell table:style-name="ce4" office:value-type="string" calcext:value-type="string">
            <text:p>v H1</text:p>
          </table:table-cell>
          <table:table-cell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0000234551" calcext:value-type="float">
            <text:p>2.35E-005</text:p>
          </table:table-cell>
          <table:table-cell/>
          <table:table-cell table:style-name="ce4" office:value-type="float" office:value="0.000491239" calcext:value-type="float">
            <text:p>0.000491239</text:p>
          </table:table-cell>
          <table:table-cell/>
          <table:table-cell office:value-type="float" office:value="0.0000865275" calcext:value-type="float">
            <text:p>8.65E-005</text:p>
          </table:table-cell>
          <table:table-cell/>
          <table:table-cell table:style-name="ce4" office:value-type="float" office:value="0.000806292" calcext:value-type="float">
            <text:p>0.000806292</text:p>
          </table:table-cell>
          <table:table-cell/>
          <table:table-cell office:value-type="float" office:value="0.00307813" calcext:value-type="float">
            <text:p>0.00307813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5" calcext:value-type="float">
            <text:p>5045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00000338977" calcext:value-type="float">
            <text:p>3.39E-006</text:p>
          </table:table-cell>
          <table:table-cell table:formula="of:=LOG([.D13]/[.D12])/LOG([.C13]/[.C12])" office:value-type="float" office:value="2.28293493139409" calcext:value-type="float">
            <text:p>2.2829349314</text:p>
          </table:table-cell>
          <table:table-cell office:value-type="float" office:value="0.0000948319" calcext:value-type="float">
            <text:p>9.48E-005</text:p>
          </table:table-cell>
          <table:table-cell table:formula="of:=LOG([.F13]/[.F12])/LOG([.C13]/[.C12])" office:value-type="float" office:value="1.94125938164956" calcext:value-type="float">
            <text:p>1.9412593816</text:p>
          </table:table-cell>
          <table:table-cell office:value-type="float" office:value="0.0000146885" calcext:value-type="float">
            <text:p>1.47E-005</text:p>
          </table:table-cell>
          <table:table-cell table:formula="of:=LOG([.H13]/[.H12])/LOG([.C13]/[.C12])" office:value-type="float" office:value="2.093003524151" calcext:value-type="float">
            <text:p>2.0930035242</text:p>
          </table:table-cell>
          <table:table-cell table:style-name="ce7" office:value-type="float" office:value="0.000177849" calcext:value-type="float">
            <text:p>1.78E-004</text:p>
          </table:table-cell>
          <table:table-cell table:formula="of:=LOG([.J13]/[.J12])/LOG([.C13]/[.C12])" office:value-type="float" office:value="1.78391939220081" calcext:value-type="float">
            <text:p>1.7839193922</text:p>
          </table:table-cell>
          <table:table-cell office:value-type="float" office:value="0.00120292" calcext:value-type="float">
            <text:p>0.00120292</text:p>
          </table:table-cell>
          <table:table-cell table:formula="of:=LOG([.L13]/[.L12])/LOG([.C13]/[.C12])" office:value-type="float" office:value="1.10890205122002" calcext:value-type="float">
            <text:p>1.1089020512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18" calcext:value-type="float">
            <text:p>12518</text:p>
          </table:table-cell>
          <table:table-cell office:value-type="float" office:value="0.0227272727273" calcext:value-type="float">
            <text:p>0.0227272727</text:p>
          </table:table-cell>
          <table:table-cell office:value-type="float" office:value="0.00000137176" calcext:value-type="float">
            <text:p>1.37E-006</text:p>
          </table:table-cell>
          <table:table-cell table:formula="of:=LOG([.D14]/[.D13])/LOG([.C14]/[.C13])" office:value-type="float" office:value="2.00154261296093" calcext:value-type="float">
            <text:p>2.001542613</text:p>
          </table:table-cell>
          <table:table-cell office:value-type="float" office:value="0.0000409413" calcext:value-type="float">
            <text:p>4.09E-005</text:p>
          </table:table-cell>
          <table:table-cell table:formula="of:=LOG([.F14]/[.F13])/LOG([.C14]/[.C13])" office:value-type="float" office:value="1.85839416589408" calcext:value-type="float">
            <text:p>1.8583941659</text:p>
          </table:table-cell>
          <table:table-cell office:value-type="float" office:value="0.00000414948" calcext:value-type="float">
            <text:p>4.15E-006</text:p>
          </table:table-cell>
          <table:table-cell table:formula="of:=LOG([.H14]/[.H13])/LOG([.C14]/[.C13])" office:value-type="float" office:value="2.79673330626469" calcext:value-type="float">
            <text:p>2.7967333063</text:p>
          </table:table-cell>
          <table:table-cell table:style-name="ce7" office:value-type="float" office:value="0.0000771176" calcext:value-type="float">
            <text:p>7.71E-005</text:p>
          </table:table-cell>
          <table:table-cell table:formula="of:=LOG([.J14]/[.J13])/LOG([.C14]/[.C13])" office:value-type="float" office:value="1.84874081531341" calcext:value-type="float">
            <text:p>1.8487408153</text:p>
          </table:table-cell>
          <table:table-cell office:value-type="float" office:value="0.00112489" calcext:value-type="float">
            <text:p>0.00112489</text:p>
          </table:table-cell>
          <table:table-cell table:formula="of:=LOG([.L14]/[.L13])/LOG([.C14]/[.C13])" office:value-type="float" office:value="0.148382496999749" calcext:value-type="float">
            <text:p>0.148382497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086" calcext:value-type="float">
            <text:p>23086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00750782" calcext:value-type="float">
            <text:p>7.51E-007</text:p>
          </table:table-cell>
          <table:table-cell table:formula="of:=LOG([.D15]/[.D14])/LOG([.C15]/[.C14])" office:value-type="float" office:value="1.94333373701547" calcext:value-type="float">
            <text:p>1.943333737</text:p>
          </table:table-cell>
          <table:table-cell office:value-type="float" office:value="0.0000195324" calcext:value-type="float">
            <text:p>1.95E-005</text:p>
          </table:table-cell>
          <table:table-cell table:formula="of:=LOG([.F15]/[.F14])/LOG([.C15]/[.C14])" office:value-type="float" office:value="2.38611300604138" calcext:value-type="float">
            <text:p>2.386113006</text:p>
          </table:table-cell>
          <table:table-cell office:value-type="float" office:value="0.00000125718" calcext:value-type="float">
            <text:p>1.26E-006</text:p>
          </table:table-cell>
          <table:table-cell table:formula="of:=LOG([.H15]/[.H14])/LOG([.C15]/[.C14])" office:value-type="float" office:value="3.85004976149624" calcext:value-type="float">
            <text:p>3.8500497615</text:p>
          </table:table-cell>
          <table:table-cell table:style-name="ce7" office:value-type="float" office:value="0.0000318973" calcext:value-type="float">
            <text:p>3.19E-005</text:p>
          </table:table-cell>
          <table:table-cell table:formula="of:=LOG([.J15]/[.J14])/LOG([.C15]/[.C14])" office:value-type="float" office:value="2.84635220083717" calcext:value-type="float">
            <text:p>2.8463522008</text:p>
          </table:table-cell>
          <table:table-cell office:value-type="float" office:value="0.000868297" calcext:value-type="float">
            <text:p>0.000868297</text:p>
          </table:table-cell>
          <table:table-cell table:formula="of:=LOG([.L15]/[.L14])/LOG([.C15]/[.C14])" office:value-type="float" office:value="0.834765745826391" calcext:value-type="float">
            <text:p>0.8347657458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ENTROPY-VISCOSITY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efinement 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he</text:p>
          </table:table-cell>
          <table:table-cell table:style-name="ce4" office:value-type="string" calcext:value-type="string">
            <text:p>u L2</text:p>
          </table:table-cell>
          <table:table-cell/>
          <table:table-cell table:style-name="ce4" office:value-type="string" calcext:value-type="string">
            <text:p>u H1 </text:p>
          </table:table-cell>
          <table:table-cell/>
          <table:table-cell table:style-name="ce4" office:value-type="string" calcext:value-type="string">
            <text:p>v L2 </text:p>
          </table:table-cell>
          <table:table-cell/>
          <table:table-cell table:style-name="ce4" office:value-type="string" calcext:value-type="string">
            <text:p>v H1</text:p>
          </table:table-cell>
          <table:table-cell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0000870529" calcext:value-type="float">
            <text:p>8.71E-005</text:p>
          </table:table-cell>
          <table:table-cell/>
          <table:table-cell table:style-name="ce4" office:value-type="float" office:value="0.00104503" calcext:value-type="float">
            <text:p>0.00104503</text:p>
          </table:table-cell>
          <table:table-cell/>
          <table:table-cell office:value-type="float" office:value="0.000124666" calcext:value-type="float">
            <text:p>1.25E-004</text:p>
          </table:table-cell>
          <table:table-cell/>
          <table:table-cell table:style-name="ce4" office:value-type="float" office:value="0.00119686" calcext:value-type="float">
            <text:p>0.00119686</text:p>
          </table:table-cell>
          <table:table-cell/>
          <table:table-cell office:value-type="float" office:value="0.00618456" calcext:value-type="float">
            <text:p>0.00618456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5" calcext:value-type="float">
            <text:p>5045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0000154624" calcext:value-type="float">
            <text:p>1.55E-005</text:p>
          </table:table-cell>
          <table:table-cell table:formula="of:=LOG([.D20]/[.D19])/LOG([.C20]/[.C19])" office:value-type="float" office:value="2.03954806237827" calcext:value-type="float">
            <text:p>2.0395480624</text:p>
          </table:table-cell>
          <table:table-cell office:value-type="float" office:value="0.000198912" calcext:value-type="float">
            <text:p>1.99E-004</text:p>
          </table:table-cell>
          <table:table-cell table:formula="of:=LOG([.F20]/[.F19])/LOG([.C20]/[.C19])" office:value-type="float" office:value="1.95791637606543" calcext:value-type="float">
            <text:p>1.9579163761</text:p>
          </table:table-cell>
          <table:table-cell office:value-type="float" office:value="0.0000217393" calcext:value-type="float">
            <text:p>2.17E-005</text:p>
          </table:table-cell>
          <table:table-cell table:formula="of:=LOG([.H20]/[.H19])/LOG([.C20]/[.C19])" office:value-type="float" office:value="2.06127804675375" calcext:value-type="float">
            <text:p>2.0612780468</text:p>
          </table:table-cell>
          <table:table-cell table:style-name="ce7" office:value-type="float" office:value="0.000242699" calcext:value-type="float">
            <text:p>2.43E-004</text:p>
          </table:table-cell>
          <table:table-cell table:formula="of:=LOG([.J20]/[.J19])/LOG([.C20]/[.C19])" office:value-type="float" office:value="1.8832040323043" calcext:value-type="float">
            <text:p>1.8832040323</text:p>
          </table:table-cell>
          <table:table-cell office:value-type="float" office:value="0.00176366" calcext:value-type="float">
            <text:p>0.00176366</text:p>
          </table:table-cell>
          <table:table-cell table:formula="of:=LOG([.L20]/[.L19])/LOG([.C20]/[.C19])" office:value-type="float" office:value="1.4807834728206" calcext:value-type="float">
            <text:p>1.480783472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18" calcext:value-type="float">
            <text:p>12518</text:p>
          </table:table-cell>
          <table:table-cell office:value-type="float" office:value="0.0227272727273" calcext:value-type="float">
            <text:p>0.0227272727</text:p>
          </table:table-cell>
          <table:table-cell office:value-type="float" office:value="0.00000618992" calcext:value-type="float">
            <text:p>6.19E-006</text:p>
          </table:table-cell>
          <table:table-cell table:formula="of:=LOG([.D21]/[.D20])/LOG([.C21]/[.C20])" office:value-type="float" office:value="2.02548504321647" calcext:value-type="float">
            <text:p>2.0254850432</text:p>
          </table:table-cell>
          <table:table-cell office:value-type="float" office:value="0.0000825759" calcext:value-type="float">
            <text:p>8.26E-005</text:p>
          </table:table-cell>
          <table:table-cell table:formula="of:=LOG([.F21]/[.F20])/LOG([.C21]/[.C20])" office:value-type="float" office:value="1.94507429400792" calcext:value-type="float">
            <text:p>1.945074294</text:p>
          </table:table-cell>
          <table:table-cell office:value-type="float" office:value="0.00000756953" calcext:value-type="float">
            <text:p>7.57E-006</text:p>
          </table:table-cell>
          <table:table-cell table:formula="of:=LOG([.H21]/[.H20])/LOG([.C21]/[.C20])" office:value-type="float" office:value="2.33412705133326" calcext:value-type="float">
            <text:p>2.3341270513</text:p>
          </table:table-cell>
          <table:table-cell table:style-name="ce7" office:value-type="float" office:value="0.000102561" calcext:value-type="float">
            <text:p>1.03E-004</text:p>
          </table:table-cell>
          <table:table-cell table:formula="of:=LOG([.J21]/[.J20])/LOG([.C21]/[.C20])" office:value-type="float" office:value="1.90573583874692" calcext:value-type="float">
            <text:p>1.9057358387</text:p>
          </table:table-cell>
          <table:table-cell office:value-type="float" office:value="0.00134483" calcext:value-type="float">
            <text:p>0.00134483</text:p>
          </table:table-cell>
          <table:table-cell table:formula="of:=LOG([.L21]/[.L20])/LOG([.C21]/[.C20])" office:value-type="float" office:value="0.599850680891461" calcext:value-type="float">
            <text:p>0.5998506809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086" calcext:value-type="float">
            <text:p>23086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0369104" calcext:value-type="float">
            <text:p>3.69E-006</text:p>
          </table:table-cell>
          <table:table-cell table:formula="of:=LOG([.D22]/[.D21])/LOG([.C22]/[.C21])" office:value-type="float" office:value="1.66695368733949" calcext:value-type="float">
            <text:p>1.6669536873</text:p>
          </table:table-cell>
          <table:table-cell office:value-type="float" office:value="0.0000451138" calcext:value-type="float">
            <text:p>4.51E-005</text:p>
          </table:table-cell>
          <table:table-cell table:formula="of:=LOG([.F22]/[.F21])/LOG([.C22]/[.C21])" office:value-type="float" office:value="1.94912164480868" calcext:value-type="float">
            <text:p>1.9491216448</text:p>
          </table:table-cell>
          <table:table-cell office:value-type="float" office:value="0.0000036399" calcext:value-type="float">
            <text:p>3.64E-006</text:p>
          </table:table-cell>
          <table:table-cell table:formula="of:=LOG([.H22]/[.H21])/LOG([.C22]/[.C21])" office:value-type="float" office:value="2.36067430428328" calcext:value-type="float">
            <text:p>2.3606743043</text:p>
          </table:table-cell>
          <table:table-cell table:style-name="ce7" office:value-type="float" office:value="0.0000489891" calcext:value-type="float">
            <text:p>4.90E-005</text:p>
          </table:table-cell>
          <table:table-cell table:formula="of:=LOG([.J22]/[.J21])/LOG([.C22]/[.C21])" office:value-type="float" office:value="2.38222853066304" calcext:value-type="float">
            <text:p>2.3822285307</text:p>
          </table:table-cell>
          <table:table-cell office:value-type="float" office:value="0.000984923" calcext:value-type="float">
            <text:p>0.000984923</text:p>
          </table:table-cell>
          <table:table-cell table:formula="of:=LOG([.L22]/[.L21])/LOG([.C22]/[.C21])" office:value-type="float" office:value="1.00420595014231" calcext:value-type="float">
            <text:p>1.0042059501</text:p>
          </table:table-cell>
          <table:table-cell table:number-columns-repeated="5"/>
        </table:table-row>
        <table:table-row table:style-name="ro3" table:number-rows-repeated="2">
          <table:table-cell table:style-name="Default" table:number-columns-repeated="9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dot(u,n)=0 (manufactured_solution=2)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NO STABILIZATION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efinement 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he</text:p>
          </table:table-cell>
          <table:table-cell table:style-name="ce4" office:value-type="string" calcext:value-type="string">
            <text:p>u L2</text:p>
          </table:table-cell>
          <table:table-cell/>
          <table:table-cell table:style-name="ce4" office:value-type="string" calcext:value-type="string">
            <text:p>u H1 </text:p>
          </table:table-cell>
          <table:table-cell/>
          <table:table-cell table:style-name="ce4" office:value-type="string" calcext:value-type="string">
            <text:p>v L2 </text:p>
          </table:table-cell>
          <table:table-cell/>
          <table:table-cell table:style-name="ce4" office:value-type="string" calcext:value-type="string">
            <text:p>v H1</text:p>
          </table:table-cell>
          <table:table-cell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0000720651" calcext:value-type="float">
            <text:p>7.21E-005</text:p>
          </table:table-cell>
          <table:table-cell/>
          <table:table-cell table:style-name="ce4" office:value-type="float" office:value="0.00689512" calcext:value-type="float">
            <text:p>0.00689512</text:p>
          </table:table-cell>
          <table:table-cell/>
          <table:table-cell office:value-type="float" office:value="0.00010001" calcext:value-type="float">
            <text:p>1.00E-004</text:p>
          </table:table-cell>
          <table:table-cell/>
          <table:table-cell table:style-name="ce4" office:value-type="float" office:value="0.00693623" calcext:value-type="float">
            <text:p>0.00693623</text:p>
          </table:table-cell>
          <table:table-cell/>
          <table:table-cell office:value-type="float" office:value="0.00242943" calcext:value-type="float">
            <text:p>0.00242943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5" calcext:value-type="float">
            <text:p>5045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00000563205" calcext:value-type="float">
            <text:p>5.63E-006</text:p>
          </table:table-cell>
          <table:table-cell table:formula="of:=LOG([.D29]/[.D28])/LOG([.C29]/[.C28])" office:value-type="float" office:value="3.0085009058686" calcext:value-type="float">
            <text:p>3.0085009059</text:p>
          </table:table-cell>
          <table:table-cell office:value-type="float" office:value="0.0012202" calcext:value-type="float">
            <text:p>1.22E-003</text:p>
          </table:table-cell>
          <table:table-cell table:formula="of:=LOG([.F29]/[.F28])/LOG([.C29]/[.C28])" office:value-type="float" office:value="2.04390830691383" calcext:value-type="float">
            <text:p>2.0439083069</text:p>
          </table:table-cell>
          <table:table-cell office:value-type="float" office:value="0.00000918439" calcext:value-type="float">
            <text:p>9.18E-006</text:p>
          </table:table-cell>
          <table:table-cell table:formula="of:=LOG([.H29]/[.H28])/LOG([.C29]/[.C28])" office:value-type="float" office:value="2.81809383546315" calcext:value-type="float">
            <text:p>2.8180938355</text:p>
          </table:table-cell>
          <table:table-cell table:style-name="ce7" office:value-type="float" office:value="0.00122352" calcext:value-type="float">
            <text:p>1.22E-003</text:p>
          </table:table-cell>
          <table:table-cell table:formula="of:=LOG([.J29]/[.J28])/LOG([.C29]/[.C28])" office:value-type="float" office:value="2.04771725511779" calcext:value-type="float">
            <text:p>2.0477172551</text:p>
          </table:table-cell>
          <table:table-cell office:value-type="float" office:value="0.00239975" calcext:value-type="float">
            <text:p>0.00239975</text:p>
          </table:table-cell>
          <table:table-cell table:formula="of:=LOG([.L29]/[.L28])/LOG([.C29]/[.C28])" office:value-type="float" office:value="0.0145074090813289" calcext:value-type="float">
            <text:p>0.0145074091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18" calcext:value-type="float">
            <text:p>12518</text:p>
          </table:table-cell>
          <table:table-cell office:value-type="float" office:value="0.0227272727273" calcext:value-type="float">
            <text:p>0.0227272727</text:p>
          </table:table-cell>
          <table:table-cell office:value-type="float" office:value="0.0000015764" calcext:value-type="float">
            <text:p>1.58E-006</text:p>
          </table:table-cell>
          <table:table-cell table:formula="of:=LOG([.D30]/[.D29])/LOG([.C30]/[.C29])" office:value-type="float" office:value="2.8171938929668" calcext:value-type="float">
            <text:p>2.817193893</text:p>
          </table:table-cell>
          <table:table-cell office:value-type="float" office:value="0.000497256" calcext:value-type="float">
            <text:p>4.97E-004</text:p>
          </table:table-cell>
          <table:table-cell table:formula="of:=LOG([.F30]/[.F29])/LOG([.C30]/[.C29])" office:value-type="float" office:value="1.98605004354823" calcext:value-type="float">
            <text:p>1.9860500435</text:p>
          </table:table-cell>
          <table:table-cell office:value-type="float" office:value="0.00000328581" calcext:value-type="float">
            <text:p>3.29E-006</text:p>
          </table:table-cell>
          <table:table-cell table:formula="of:=LOG([.H30]/[.H29])/LOG([.C30]/[.C29])" office:value-type="float" office:value="2.27417242947624" calcext:value-type="float">
            <text:p>2.2741724295</text:p>
          </table:table-cell>
          <table:table-cell table:style-name="ce7" office:value-type="float" office:value="0.000499211" calcext:value-type="float">
            <text:p>4.99E-004</text:p>
          </table:table-cell>
          <table:table-cell table:formula="of:=LOG([.J30]/[.J29])/LOG([.C30]/[.C29])" office:value-type="float" office:value="1.98338027102472" calcext:value-type="float">
            <text:p>1.983380271</text:p>
          </table:table-cell>
          <table:table-cell office:value-type="float" office:value="0.00122572" calcext:value-type="float">
            <text:p>0.00122572</text:p>
          </table:table-cell>
          <table:table-cell table:formula="of:=LOG([.L30]/[.L29])/LOG([.C30]/[.C29])" office:value-type="float" office:value="1.48641205989396" calcext:value-type="float">
            <text:p>1.4864120599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086" calcext:value-type="float">
            <text:p>23086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00635407" calcext:value-type="float">
            <text:p>6.35E-007</text:p>
          </table:table-cell>
          <table:table-cell table:formula="of:=LOG([.D31]/[.D30])/LOG([.C31]/[.C30])" office:value-type="float" office:value="2.92961105546556" calcext:value-type="float">
            <text:p>2.9296110555</text:p>
          </table:table-cell>
          <table:table-cell office:value-type="float" office:value="0.000268511" calcext:value-type="float">
            <text:p>2.69E-004</text:p>
          </table:table-cell>
          <table:table-cell table:formula="of:=LOG([.F31]/[.F30])/LOG([.C31]/[.C30])" office:value-type="float" office:value="1.98679126572456" calcext:value-type="float">
            <text:p>1.9867912657</text:p>
          </table:table-cell>
          <table:table-cell office:value-type="float" office:value="0.00000172287" calcext:value-type="float">
            <text:p>1.72E-006</text:p>
          </table:table-cell>
          <table:table-cell table:formula="of:=LOG([.H31]/[.H30])/LOG([.C31]/[.C30])" office:value-type="float" office:value="2.08161029558453" calcext:value-type="float">
            <text:p>2.0816102956</text:p>
          </table:table-cell>
          <table:table-cell table:style-name="ce7" office:value-type="float" office:value="0.000268935" calcext:value-type="float">
            <text:p>2.69E-004</text:p>
          </table:table-cell>
          <table:table-cell table:formula="of:=LOG([.J31]/[.J30])/LOG([.C31]/[.C30])" office:value-type="float" office:value="1.99435533956432" calcext:value-type="float">
            <text:p>1.9943553396</text:p>
          </table:table-cell>
          <table:table-cell office:value-type="float" office:value="0.000441502" calcext:value-type="float">
            <text:p>0.000441502</text:p>
          </table:table-cell>
          <table:table-cell table:formula="of:=LOG([.L31]/[.L30])/LOG([.C31]/[.C30])" office:value-type="float" office:value="3.29222934151714" calcext:value-type="float">
            <text:p>3.2922293415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SUPG+Shock Capturing 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efinement 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he</text:p>
          </table:table-cell>
          <table:table-cell table:style-name="ce4" office:value-type="string" calcext:value-type="string">
            <text:p>u L2</text:p>
          </table:table-cell>
          <table:table-cell/>
          <table:table-cell table:style-name="ce4" office:value-type="string" calcext:value-type="string">
            <text:p>u H1 </text:p>
          </table:table-cell>
          <table:table-cell/>
          <table:table-cell table:style-name="ce4" office:value-type="string" calcext:value-type="string">
            <text:p>v L2 </text:p>
          </table:table-cell>
          <table:table-cell/>
          <table:table-cell table:style-name="ce4" office:value-type="string" calcext:value-type="string">
            <text:p>v H1</text:p>
          </table:table-cell>
          <table:table-cell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00195834" calcext:value-type="float">
            <text:p>1.96E-003</text:p>
          </table:table-cell>
          <table:table-cell/>
          <table:table-cell table:style-name="ce4" office:value-type="float" office:value="0.0178173" calcext:value-type="float">
            <text:p>0.0178173</text:p>
          </table:table-cell>
          <table:table-cell/>
          <table:table-cell office:value-type="float" office:value="0.00194426" calcext:value-type="float">
            <text:p>1.94E-003</text:p>
          </table:table-cell>
          <table:table-cell/>
          <table:table-cell table:style-name="ce4" office:value-type="float" office:value="0.0174319" calcext:value-type="float">
            <text:p>0.0174319</text:p>
          </table:table-cell>
          <table:table-cell/>
          <table:table-cell office:value-type="float" office:value="0.00720184" calcext:value-type="float">
            <text:p>0.00720184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5" calcext:value-type="float">
            <text:p>5045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000364592" calcext:value-type="float">
            <text:p>3.65E-004</text:p>
          </table:table-cell>
          <table:table-cell table:formula="of:=LOG([.D36]/[.D35])/LOG([.C36]/[.C35])" office:value-type="float" office:value="1.9840408114301" calcext:value-type="float">
            <text:p>1.9840408114</text:p>
          </table:table-cell>
          <table:table-cell office:value-type="float" office:value="0.00332458" calcext:value-type="float">
            <text:p>3.32E-003</text:p>
          </table:table-cell>
          <table:table-cell table:formula="of:=LOG([.F36]/[.F35])/LOG([.C36]/[.C35])" office:value-type="float" office:value="1.98138886401309" calcext:value-type="float">
            <text:p>1.981388864</text:p>
          </table:table-cell>
          <table:table-cell office:value-type="float" office:value="0.000362982" calcext:value-type="float">
            <text:p>3.63E-004</text:p>
          </table:table-cell>
          <table:table-cell table:formula="of:=LOG([.H36]/[.H35])/LOG([.C36]/[.C35])" office:value-type="float" office:value="1.98074792011089" calcext:value-type="float">
            <text:p>1.9807479201</text:p>
          </table:table-cell>
          <table:table-cell table:style-name="ce7" office:value-type="float" office:value="0.00331543" calcext:value-type="float">
            <text:p>3.32E-003</text:p>
          </table:table-cell>
          <table:table-cell table:formula="of:=LOG([.J36]/[.J35])/LOG([.C36]/[.C35])" office:value-type="float" office:value="1.95883243661557" calcext:value-type="float">
            <text:p>1.9588324366</text:p>
          </table:table-cell>
          <table:table-cell office:value-type="float" office:value="0.00264136" calcext:value-type="float">
            <text:p>0.00264136</text:p>
          </table:table-cell>
          <table:table-cell table:formula="of:=LOG([.L36]/[.L35])/LOG([.C36]/[.C35])" office:value-type="float" office:value="1.18381346135229" calcext:value-type="float">
            <text:p>1.1838134614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18" calcext:value-type="float">
            <text:p>12518</text:p>
          </table:table-cell>
          <table:table-cell office:value-type="float" office:value="0.0227272727273" calcext:value-type="float">
            <text:p>0.0227272727</text:p>
          </table:table-cell>
          <table:table-cell office:value-type="float" office:value="0.000148055" calcext:value-type="float">
            <text:p>1.48E-004</text:p>
          </table:table-cell>
          <table:table-cell table:formula="of:=LOG([.D37]/[.D36])/LOG([.C37]/[.C36])" office:value-type="float" office:value="1.99386007737752" calcext:value-type="float">
            <text:p>1.9938600774</text:p>
          </table:table-cell>
          <table:table-cell office:value-type="float" office:value="0.00136651" calcext:value-type="float">
            <text:p>1.37E-003</text:p>
          </table:table-cell>
          <table:table-cell table:formula="of:=LOG([.F37]/[.F36])/LOG([.C37]/[.C36])" office:value-type="float" office:value="1.96706320476604" calcext:value-type="float">
            <text:p>1.9670632048</text:p>
          </table:table-cell>
          <table:table-cell office:value-type="float" office:value="0.000147671" calcext:value-type="float">
            <text:p>1.48E-004</text:p>
          </table:table-cell>
          <table:table-cell table:formula="of:=LOG([.H37]/[.H36])/LOG([.C37]/[.C36])" office:value-type="float" office:value="1.98981420559423" calcext:value-type="float">
            <text:p>1.9898142056</text:p>
          </table:table-cell>
          <table:table-cell table:style-name="ce7" office:value-type="float" office:value="0.00135043" calcext:value-type="float">
            <text:p>1.35E-003</text:p>
          </table:table-cell>
          <table:table-cell table:formula="of:=LOG([.J37]/[.J36])/LOG([.C37]/[.C36])" office:value-type="float" office:value="1.98715449075083" calcext:value-type="float">
            <text:p>1.9871544908</text:p>
          </table:table-cell>
          <table:table-cell office:value-type="float" office:value="0.00130706" calcext:value-type="float">
            <text:p>0.00130706</text:p>
          </table:table-cell>
          <table:table-cell table:formula="of:=LOG([.L37]/[.L36])/LOG([.C37]/[.C36])" office:value-type="float" office:value="1.55649723592383" calcext:value-type="float">
            <text:p>1.5564972359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086" calcext:value-type="float">
            <text:p>23086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803482" calcext:value-type="float">
            <text:p>8.03E-005</text:p>
          </table:table-cell>
          <table:table-cell table:formula="of:=LOG([.D38]/[.D37])/LOG([.C38]/[.C37])" office:value-type="float" office:value="1.97067362351575" calcext:value-type="float">
            <text:p>1.9706736235</text:p>
          </table:table-cell>
          <table:table-cell office:value-type="float" office:value="0.000736954" calcext:value-type="float">
            <text:p>7.37E-004</text:p>
          </table:table-cell>
          <table:table-cell table:formula="of:=LOG([.F38]/[.F37])/LOG([.C38]/[.C37])" office:value-type="float" office:value="1.99090774291661" calcext:value-type="float">
            <text:p>1.9909077429</text:p>
          </table:table-cell>
          <table:table-cell office:value-type="float" office:value="0.0000799542" calcext:value-type="float">
            <text:p>8.00E-005</text:p>
          </table:table-cell>
          <table:table-cell table:formula="of:=LOG([.H38]/[.H37])/LOG([.C38]/[.C37])" office:value-type="float" office:value="1.97814962651917" calcext:value-type="float">
            <text:p>1.9781496265</text:p>
          </table:table-cell>
          <table:table-cell table:style-name="ce7" office:value-type="float" office:value="0.000734309" calcext:value-type="float">
            <text:p>7.34E-004</text:p>
          </table:table-cell>
          <table:table-cell table:formula="of:=LOG([.J38]/[.J37])/LOG([.C38]/[.C37])" office:value-type="float" office:value="1.96433576475732" calcext:value-type="float">
            <text:p>1.9643357648</text:p>
          </table:table-cell>
          <table:table-cell office:value-type="float" office:value="0.000512277" calcext:value-type="float">
            <text:p>0.000512277</text:p>
          </table:table-cell>
          <table:table-cell table:formula="of:=LOG([.L38]/[.L37])/LOG([.C38]/[.C37])" office:value-type="float" office:value="3.02000722665774" calcext:value-type="float">
            <text:p>3.0200072267</text:p>
          </table:table-cell>
          <table:table-cell table:number-columns-repeated="5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3" office:value-type="string" calcext:value-type="string">
            <text:p>ENTROPY-VISCOSITY</text:p>
          </table:table-cell>
          <table:table-cell table:style-name="Default" table:number-columns-repeated="8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Refinement 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he</text:p>
          </table:table-cell>
          <table:table-cell table:style-name="ce4" office:value-type="string" calcext:value-type="string">
            <text:p>u L2</text:p>
          </table:table-cell>
          <table:table-cell/>
          <table:table-cell table:style-name="ce4" office:value-type="string" calcext:value-type="string">
            <text:p>u H1 </text:p>
          </table:table-cell>
          <table:table-cell/>
          <table:table-cell table:style-name="ce4" office:value-type="string" calcext:value-type="string">
            <text:p>v L2 </text:p>
          </table:table-cell>
          <table:table-cell/>
          <table:table-cell table:style-name="ce4" office:value-type="string" calcext:value-type="string">
            <text:p>v H1</text:p>
          </table:table-cell>
          <table:table-cell/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000462798" calcext:value-type="float">
            <text:p>4.63E-004</text:p>
          </table:table-cell>
          <table:table-cell/>
          <table:table-cell table:style-name="ce4" office:value-type="float" office:value="0.00789307" calcext:value-type="float">
            <text:p>0.00789307</text:p>
          </table:table-cell>
          <table:table-cell/>
          <table:table-cell office:value-type="float" office:value="0.000459318" calcext:value-type="float">
            <text:p>4.59E-004</text:p>
          </table:table-cell>
          <table:table-cell/>
          <table:table-cell table:style-name="ce4" office:value-type="float" office:value="0.00792045" calcext:value-type="float">
            <text:p>0.00792045</text:p>
          </table:table-cell>
          <table:table-cell/>
          <table:table-cell office:value-type="float" office:value="0.00318778" calcext:value-type="float">
            <text:p>0.00318778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45" calcext:value-type="float">
            <text:p>5045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0000379227" calcext:value-type="float">
            <text:p>3.79E-005</text:p>
          </table:table-cell>
          <table:table-cell table:formula="of:=LOG([.D43]/[.D42])/LOG([.C43]/[.C42])" office:value-type="float" office:value="2.95261077994983" calcext:value-type="float">
            <text:p>2.9526107799</text:p>
          </table:table-cell>
          <table:table-cell office:value-type="float" office:value="0.00126887" calcext:value-type="float">
            <text:p>1.27E-003</text:p>
          </table:table-cell>
          <table:table-cell table:formula="of:=LOG([.F43]/[.F42])/LOG([.C43]/[.C42])" office:value-type="float" office:value="2.15727963464336" calcext:value-type="float">
            <text:p>2.1572796346</text:p>
          </table:table-cell>
          <table:table-cell office:value-type="float" office:value="0.0000363435" calcext:value-type="float">
            <text:p>3.63E-005</text:p>
          </table:table-cell>
          <table:table-cell table:formula="of:=LOG([.H43]/[.H42])/LOG([.C43]/[.C42])" office:value-type="float" office:value="2.9939027682017" calcext:value-type="float">
            <text:p>2.9939027682</text:p>
          </table:table-cell>
          <table:table-cell table:style-name="ce7" office:value-type="float" office:value="0.00126586" calcext:value-type="float">
            <text:p>1.27E-003</text:p>
          </table:table-cell>
          <table:table-cell table:formula="of:=LOG([.J43]/[.J42])/LOG([.C43]/[.C42])" office:value-type="float" office:value="2.16416962090394" calcext:value-type="float">
            <text:p>2.1641696209</text:p>
          </table:table-cell>
          <table:table-cell office:value-type="float" office:value="0.0024008" calcext:value-type="float">
            <text:p>0.0024008</text:p>
          </table:table-cell>
          <table:table-cell table:formula="of:=LOG([.L43]/[.L42])/LOG([.C43]/[.C42])" office:value-type="float" office:value="0.33461991098443" calcext:value-type="float">
            <text:p>0.334619911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18" calcext:value-type="float">
            <text:p>12518</text:p>
          </table:table-cell>
          <table:table-cell office:value-type="float" office:value="0.0227272727273" calcext:value-type="float">
            <text:p>0.0227272727</text:p>
          </table:table-cell>
          <table:table-cell office:value-type="float" office:value="0.0000105118" calcext:value-type="float">
            <text:p>1.05E-005</text:p>
          </table:table-cell>
          <table:table-cell table:formula="of:=LOG([.D44]/[.D43])/LOG([.C44]/[.C43])" office:value-type="float" office:value="2.83870281188562" calcext:value-type="float">
            <text:p>2.8387028119</text:p>
          </table:table-cell>
          <table:table-cell office:value-type="float" office:value="0.000507061" calcext:value-type="float">
            <text:p>5.07E-004</text:p>
          </table:table-cell>
          <table:table-cell table:formula="of:=LOG([.F44]/[.F43])/LOG([.C44]/[.C43])" office:value-type="float" office:value="2.02938251610626" calcext:value-type="float">
            <text:p>2.0293825161</text:p>
          </table:table-cell>
          <table:table-cell office:value-type="float" office:value="0.000010123" calcext:value-type="float">
            <text:p>1.01E-005</text:p>
          </table:table-cell>
          <table:table-cell table:formula="of:=LOG([.H44]/[.H43])/LOG([.C44]/[.C43])" office:value-type="float" office:value="2.82798092497782" calcext:value-type="float">
            <text:p>2.827980925</text:p>
          </table:table-cell>
          <table:table-cell table:style-name="ce7" office:value-type="float" office:value="0.000508356" calcext:value-type="float">
            <text:p>5.08E-004</text:p>
          </table:table-cell>
          <table:table-cell table:formula="of:=LOG([.J44]/[.J43])/LOG([.C44]/[.C43])" office:value-type="float" office:value="2.01848462394984" calcext:value-type="float">
            <text:p>2.0184846239</text:p>
          </table:table-cell>
          <table:table-cell office:value-type="float" office:value="0.00122623" calcext:value-type="float">
            <text:p>0.00122623</text:p>
          </table:table-cell>
          <table:table-cell table:formula="of:=LOG([.L44]/[.L43])/LOG([.C44]/[.C43])" office:value-type="float" office:value="1.48645952704095" calcext:value-type="float">
            <text:p>1.486459527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086" calcext:value-type="float">
            <text:p>23086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00437252" calcext:value-type="float">
            <text:p>4.37E-006</text:p>
          </table:table-cell>
          <table:table-cell table:formula="of:=LOG([.D45]/[.D44])/LOG([.C45]/[.C44])" office:value-type="float" office:value="2.82813153588379" calcext:value-type="float">
            <text:p>2.8281315359</text:p>
          </table:table-cell>
          <table:table-cell office:value-type="float" office:value="0.000271742" calcext:value-type="float">
            <text:p>2.72E-004</text:p>
          </table:table-cell>
          <table:table-cell table:formula="of:=LOG([.F45]/[.F44])/LOG([.C45]/[.C44])" office:value-type="float" office:value="2.01118269699293" calcext:value-type="float">
            <text:p>2.011182697</text:p>
          </table:table-cell>
          <table:table-cell office:value-type="float" office:value="0.00000428662" calcext:value-type="float">
            <text:p>4.29E-006</text:p>
          </table:table-cell>
          <table:table-cell table:formula="of:=LOG([.H45]/[.H44])/LOG([.C45]/[.C44])" office:value-type="float" office:value="2.77058798873763" calcext:value-type="float">
            <text:p>2.7705879887</text:p>
          </table:table-cell>
          <table:table-cell table:style-name="ce7" office:value-type="float" office:value="0.000271796" calcext:value-type="float">
            <text:p>2.72E-004</text:p>
          </table:table-cell>
          <table:table-cell table:formula="of:=LOG([.J45]/[.J44])/LOG([.C45]/[.C44])" office:value-type="float" office:value="2.01876593760318" calcext:value-type="float">
            <text:p>2.0187659376</text:p>
          </table:table-cell>
          <table:table-cell office:value-type="float" office:value="0.000441963" calcext:value-type="float">
            <text:p>0.000441963</text:p>
          </table:table-cell>
          <table:table-cell table:formula="of:=LOG([.L45]/[.L44])/LOG([.C45]/[.C44])" office:value-type="float" office:value="3.29020576353727" calcext:value-type="float">
            <text:p>3.2902057635</text:p>
          </table:table-cell>
          <table:table-cell table:number-columns-repeated="5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/>
          <table:table-cell table:style-name="ce6"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/>
          <table:table-cell table:style-name="ce6" table:number-columns-repeated="2"/>
          <table:table-cell table:style-name="ce8"/>
          <table:table-cell table:style-name="ce6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/>
          <table:table-cell table:style-name="ce6"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Default"/>
          <table:table-cell table:style-name="ce6" table:number-columns-repeated="5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0:25:44.580042724</meta:creation-date>
    <dc:date>2018-03-16T16:14:22.011880703</dc:date>
    <meta:editing-duration>PT14M41S</meta:editing-duration>
    <meta:editing-cycles>1</meta:editing-cycles>
    <meta:document-statistic meta:table-count="1" meta:cell-count="339" meta:object-count="0"/>
    <meta:generator>LibreOffice/4.2.8.2$Linux_X86_64 LibreOffice_project/420m0$Build-2</meta:generator>
  </office:meta>
</office:document-meta>
</file>